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89cm" svg:height="0.872cm" draw:transform="rotate (-2.40349291292139) translate (6.617215687878cm 3.6441215874413cm)" svg:viewBox="0 0 3890 873" svg:d="M22 668c865 53 3349 229 3712 202 131 3 258-669 31-678-907 123-2464 23-3470-192-122-20-371 656-273 668z">
          <text:p/>
        </draw:path>
        <draw:path draw:style-name="gr1" draw:text-style-name="P1" draw:layer="layout" svg:width="3.517cm" svg:height="1.251cm" draw:transform="skewX (0.000349065850398976) rotate (2.51275052409624) translate (6.12418360999098cm 8.16723490339941cm)" svg:viewBox="0 0 3518 1252" svg:d="M3460 900c-492-3-2464 196-3280 352-130 4-294-891-66-902 272 15 2920-293 3278-350 135 4 168 890 68 900z">
          <text:p/>
        </draw:path>
        <draw:path draw:style-name="gr1" draw:text-style-name="P1" draw:layer="layout" svg:width="0.902cm" svg:height="0.661cm" draw:transform="rotate (-2.15687788961459) translate (4.047624478732cm 5.530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6.913457318594cm 7.1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6.895457318594cm 3.216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48:03.837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